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59cm" presentation:class="title" presentation:user-transformed="true">
          <draw:text-box>
            <text:p text:style-name="P1"><text:span text:style-name="T1">Dotknij, Panie, moich oczu, </text:span><text:span text:style-name="T1"><text:line-break/></text:span><text:span text:style-name="T1">abym przejrzał,</text:span><text:span text:style-name="T1"><text:line-break/></text:span><text:span text:style-name="T1">abym przejrzał,</text:span><text:span text:style-name="T1"><text:line-break/></text:span><text:span text:style-name="T1">Dotknij, Panie, moich warg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abym przemówił uwielbieniem,</text:span><text:span text:style-name="T1"><text:line-break/></text:span><text:span text:style-name="T1">Dotknij, Panie mego serca i oczyść je,</text:span><text:span text:style-name="T1"><text:line-break/></text:span><text:span text:style-name="T1">Niech Twój Święty Duch</text:span><text:span text:style-name="T1"><text:line-break/></text:span><text:span text:style-name="T1">dziś ogarnia m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23T23:29:44</meta:creation-date>
    <dc:date>2013-04-22T06:13:10.59</dc:date>
    <dc:language>pl-PL</dc:language>
    <meta:editing-cycles>15</meta:editing-cycles>
    <meta:editing-duration>PT51M19S</meta:editing-duration>
    <dc:creator>Ziomal Mistrz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